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25.709cm" fo:margin-left="0cm" fo:break-before="page" table:align="left"/>
    </style:style>
    <style:style style:name="Tableau3.A" style:family="table-column">
      <style:table-column-properties style:column-width="2.096cm"/>
    </style:style>
    <style:style style:name="Tableau3.B" style:family="table-column">
      <style:table-column-properties style:column-width="10.804cm"/>
    </style:style>
    <style:style style:name="Tableau3.C" style:family="table-column">
      <style:table-column-properties style:column-width="6.503cm"/>
    </style:style>
    <style:style style:name="Tableau3.D" style:family="table-column">
      <style:table-column-properties style:column-width="3.052cm"/>
    </style:style>
    <style:style style:name="Tableau3.E" style:family="table-column">
      <style:table-column-properties style:column-width="3.254cm"/>
    </style:style>
    <style:style style:name="Tableau3.A1" style:family="table-cell">
      <style:table-cell-properties fo:background-color="#c0c0c0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none" fo:border-top="none" fo:border-bottom="0.05pt solid #000000"/>
    </style:style>
    <style:style style:name="Tableau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none" fo:border-top="none" fo:border-bottom="0.05pt solid #000000"/>
    </style:style>
    <style:style style:name="Tableau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none" fo:border-top="none" fo:border-bottom="0.05pt solid #000000"/>
    </style:style>
    <style:style style:name="Tableau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6.702cm" table:align="margins"/>
    </style:style>
    <style:style style:name="Tableau1.A" style:family="table-column">
      <style:table-column-properties style:column-width="13.351cm" style:rel-column-width="32767*"/>
    </style:style>
    <style:style style:name="Tableau1.B" style:family="table-column">
      <style:table-column-properties style:column-width="13.351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28a9e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24a411" style:font-weight-asian="bold" style:font-weight-complex="bold"/>
    </style:style>
    <style:style style:name="P3" style:family="paragraph" style:parent-style-name="Standard">
      <style:text-properties fo:font-weight="bold" officeooo:paragraph-rsid="00262038" style:font-weight-asian="bold" style:font-weight-complex="bold"/>
    </style:style>
    <style:style style:name="P4" style:family="paragraph" style:parent-style-name="Standard">
      <style:text-properties officeooo:paragraph-rsid="00262038"/>
    </style:style>
    <style:style style:name="P5" style:family="paragraph" style:parent-style-name="Standard">
      <style:text-properties fo:font-style="normal" fo:font-weight="bold" officeooo:rsid="0027e174" officeooo:paragraph-rsid="0027e174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ize="10pt" fo:font-style="normal" fo:font-weight="bold" officeooo:rsid="0027e174" officeooo:paragraph-rsid="0027e174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text-properties fo:font-size="10pt" fo:font-style="normal" fo:font-weight="normal" officeooo:rsid="0027e174" officeooo:paragraph-rsid="0027e174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fo:font-size="11pt" fo:font-style="normal" fo:font-weight="normal" officeooo:rsid="002cb61a" officeooo:paragraph-rsid="002cb61a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0e438b" officeooo:paragraph-rsid="0029a834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2876c5" officeooo:paragraph-rsid="002876c5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27e174" officeooo:paragraph-rsid="0027e174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2876c5" officeooo:paragraph-rsid="002876c5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29a834" officeooo:paragraph-rsid="0029a834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27e174" officeooo:paragraph-rsid="0027e174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2cb61a" officeooo:paragraph-rsid="002cb61a" style:font-name-asian="Calibri" style:font-size-asian="11pt" style:font-style-asian="normal" style:font-name-complex="Calibri" style:font-size-complex="11pt" style:font-style-complex="normal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146009" officeooo:paragraph-rsid="00228a9e" style:font-name-asian="Calibri" style:font-size-asian="11pt" style:font-style-asian="normal" style:font-name-complex="Calibri" style:font-size-complex="11pt" style:font-style-complex="normal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146009" officeooo:paragraph-rsid="002e5c7e" style:font-name-asian="Calibri" style:font-size-asian="11pt" style:font-style-asian="normal" style:font-name-complex="Calibri" style:font-size-complex="11pt" style:font-style-complex="normal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2e5c7e" officeooo:paragraph-rsid="002e5c7e" style:font-name-asian="Calibri" style:font-size-asian="11pt" style:font-style-asian="normal" style:font-name-complex="Calibri" style:font-size-complex="11pt" style:font-style-complex="normal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size="11pt" officeooo:rsid="002e5c7e" officeooo:paragraph-rsid="002e5c7e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officeooo:rsid="00047028" officeooo:paragraph-rsid="00228a9e"/>
    </style:style>
    <style:style style:name="P21" style:family="paragraph" style:parent-style-name="Table_20_Contents">
      <style:text-properties officeooo:rsid="00047028" officeooo:paragraph-rsid="00228a9e"/>
    </style:style>
    <style:style style:name="P22" style:family="paragraph" style:parent-style-name="Table_20_Contents">
      <style:text-properties fo:font-size="11pt" officeooo:rsid="00146009" officeooo:paragraph-rsid="00228a9e" style:font-size-asian="11pt" style:font-size-complex="11pt"/>
    </style:style>
    <style:style style:name="P23" style:family="paragraph" style:parent-style-name="Table_20_Contents">
      <style:text-properties fo:font-size="11pt" officeooo:rsid="002cb61a" officeooo:paragraph-rsid="002cb61a" style:font-size-asian="11pt" style:font-size-complex="11pt"/>
    </style:style>
    <style:style style:name="P24" style:family="paragraph" style:parent-style-name="Table_20_Contents">
      <style:text-properties fo:font-size="11pt" officeooo:rsid="002e5c7e" officeooo:paragraph-rsid="002e5c7e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officeooo:rsid="00047028" officeooo:paragraph-rsid="00228a9e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rsid="0010d609" officeooo:paragraph-rsid="00228a9e"/>
    </style:style>
    <style:style style:name="P27" style:family="paragraph" style:parent-style-name="Table_20_Contents">
      <style:paragraph-properties fo:text-align="center" style:justify-single-word="false"/>
      <style:text-properties officeooo:rsid="002748cf" officeooo:paragraph-rsid="002748cf"/>
    </style:style>
    <style:style style:name="P28" style:family="paragraph" style:parent-style-name="Table_20_Contents">
      <style:text-properties officeooo:rsid="002e5c7e" officeooo:paragraph-rsid="002e5c7e"/>
    </style:style>
    <style:style style:name="P29" style:family="paragraph" style:parent-style-name="Table_20_Contents">
      <style:paragraph-properties fo:line-height="115%" style:writing-mode="page"/>
      <style:text-properties fo:font-size="11pt" officeooo:rsid="00047028" officeooo:paragraph-rsid="00228a9e" style:font-size-asian="11pt" style:font-size-complex="11pt"/>
    </style:style>
    <style:style style:name="P30" style:family="paragraph" style:parent-style-name="Table_20_Contents">
      <style:paragraph-properties fo:line-height="115%" style:writing-mode="page"/>
      <style:text-properties fo:font-size="11pt" officeooo:paragraph-rsid="00228a9e" style:font-size-asian="11pt" style:font-size-complex="11pt"/>
    </style:style>
    <style:style style:name="P31" style:family="paragraph" style:parent-style-name="Table_20_Contents">
      <style:paragraph-properties fo:line-height="150%" style:writing-mode="page"/>
      <style:text-properties fo:font-size="12pt" officeooo:rsid="00047028" officeooo:paragraph-rsid="00228a9e" style:font-size-asian="12pt" style:font-size-complex="12pt"/>
    </style:style>
    <style:style style:name="P32" style:family="paragraph" style:parent-style-name="Table_20_Contents">
      <style:paragraph-properties fo:line-height="150%" style:writing-mode="page"/>
      <style:text-properties fo:font-size="12pt" officeooo:rsid="00047028" officeooo:paragraph-rsid="0029a834" style:font-size-asian="12pt" style:font-size-complex="12pt"/>
    </style:style>
    <style:style style:name="P33" style:family="paragraph" style:parent-style-name="Table_20_Contents">
      <style:paragraph-properties fo:line-height="150%" style:writing-mode="page"/>
      <style:text-properties fo:font-size="10pt" officeooo:rsid="00047028" officeooo:paragraph-rsid="00228a9e" style:font-size-asian="10pt" style:font-size-complex="10pt"/>
    </style:style>
    <style:style style:name="P34" style:family="paragraph" style:parent-style-name="Standard">
      <style:paragraph-properties fo:break-before="page"/>
      <style:text-properties officeooo:paragraph-rsid="00228a9e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2e5c7e" officeooo:paragraph-rsid="002e5c7e" style:font-name-asian="Calibri" style:font-size-asian="11pt" style:font-style-asian="normal" style:font-name-complex="Calibri" style:font-size-complex="11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028" style:font-weight-asian="bold" style:font-weight-complex="bold"/>
    </style:style>
    <style:style style:name="T3" style:family="text">
      <style:text-properties fo:font-weight="bold" officeooo:rsid="0029a834" style:font-weight-asian="bold" style:font-weight-complex="bold"/>
    </style:style>
    <style:style style:name="T4" style:family="text">
      <style:text-properties officeooo:rsid="00047028"/>
    </style:style>
    <style:style style:name="T5" style:family="text">
      <style:text-properties officeooo:rsid="0019069a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22cfef" style:font-size-asian="10pt" style:font-size-complex="10pt"/>
    </style:style>
    <style:style style:name="T8" style:family="text">
      <style:text-properties officeooo:rsid="00241e2d"/>
    </style:style>
    <style:style style:name="T9" style:family="text">
      <style:text-properties officeooo:rsid="00262038"/>
    </style:style>
    <style:style style:name="T10" style:family="text">
      <style:text-properties officeooo:rsid="0029a834"/>
    </style:style>
    <style:style style:name="T11" style:family="text">
      <style:text-properties officeooo:rsid="002cb61a"/>
    </style:style>
    <style:style style:name="T12" style:family="text">
      <style:text-properties officeooo:rsid="002e5c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table:number-columns-spanned="5" office:value-type="string">
            <text:p text:style-name="P25"><text:span text:style-name="T5">F</text:span>ICHE DE PRÉPAR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5" office:value-type="string">
            <text:p text:style-name="P33"><text:span text:style-name="T1">Classe</text:span> :CM2</text:p>
          </table:table-cell>
          <table:table-cell table:style-name="Tableau3.B2" table:number-columns-spanned="3" office:value-type="string">
            <text:p text:style-name="P32"><text:span text:style-name="T1">Titre </text:span>: <text:span text:style-name="T8">Activité d’informatique débranchée</text:span></text:p>
          </table:table-cell>
          <table:covered-table-cell/>
          <table:covered-table-cell/>
          <table:table-cell table:style-name="Tableau3.E2" office:value-type="string">
            <text:p text:style-name="P31"><text:span text:style-name="T1">Séance </text:span><text:span text:style-name="T3">n°</text:span></text:p>
          </table:table-cell>
        </table:table-row>
        <table:table-row>
          <table:table-cell table:style-name="Tableau3.A3" table:number-columns-spanned="5" office:value-type="string">
            <text:p text:style-name="P29"><text:span text:style-name="T1">Domaine du socle commun </text:span>: Comprendre, s’exprimer en utilisant les langages mathématiques, scientifiques et informatiques.</text:p>
            <text:p text:style-name="P29"><text:span text:style-name="T1">Domaine disciplinaire</text:span> : <text:span text:style-name="T8">Mathématiques</text:span></text:p>
            <text:p text:style-name="P29"><text:span text:style-name="T1">Compétences travaillées</text:span> : </text:p>
            <text:p text:style-name="P30"><text:span text:style-name="T2">Objectifs </text:span><text:span text:style-name="T4">: <text:s/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2" office:value-type="string">
            <text:p text:style-name="P20">DÉROULEMENT</text:p>
          </table:table-cell>
          <table:covered-table-cell/>
          <table:table-cell table:style-name="Tableau3.C4" office:value-type="string">
            <text:p text:style-name="P26">TACHE DE L’ÉLÈVE</text:p>
            <text:p text:style-name="P27">attendue/supposée</text:p>
          </table:table-cell>
          <table:table-cell table:style-name="Tableau3.D4" office:value-type="string">
            <text:p text:style-name="P20">MATÉRIEL</text:p>
          </table:table-cell>
          <table:table-cell table:style-name="Tableau3.E4" office:value-type="string">
            <text:p text:style-name="P20">NOTES</text:p>
          </table:table-cell>
        </table:table-row>
        <table:table-row>
          <table:table-cell table:style-name="Tableau3.A5" office:value-type="string">
            <text:p text:style-name="P21"><text:span text:style-name="T1">Temps </text:span>: <text:span text:style-name="T11">10 min</text:span></text:p>
          </table:table-cell>
          <table:table-cell table:style-name="Tableau3.B5" office:value-type="string">
            <text:p text:style-name="P5"><text:span text:style-name="T7">P</text:span><text:span text:style-name="T6">résentation et explication de l’activité</text:span></text:p>
            <text:p text:style-name="P6">Phase orale</text:p>
            <text:p text:style-name="P7">L’activité est expliquée aux élèves. Un exemple peut permettre aux élèves de mieux s’approprier la consigne. Une reformulation par les élèves peut aussi être bénéfique pour s’assurer de leur compréhension.</text:p>
          </table:table-cell>
          <table:table-cell table:style-name="Tableau3.C5" office:value-type="string">
            <text:p text:style-name="P8">Comprendre les règles du jeu de Nim</text:p>
            <text:p text:style-name="P8">et compréhension basique des règles d’apprentissage de l’IA.</text:p>
          </table:table-cell>
          <table:table-cell table:style-name="Tableau3.D5" office:value-type="string">
            <text:p text:style-name="P23">8 gobelets, 8 jetons marqués 1,2. Beaucoup de « jetons » pour le jeu de Nim</text:p>
          </table:table-cell>
          <table:table-cell table:style-name="Tableau3.E5" office:value-type="string">
            <text:p text:style-name="P15">L’IA a des règles précise qu’elle est obligée de suivre</text:p>
          </table:table-cell>
        </table:table-row>
        <table:table-row>
          <table:table-cell table:style-name="Tableau3.A7" office:value-type="string">
            <text:p text:style-name="P21"><text:span text:style-name="T1">Temps </text:span>: <text:span text:style-name="T12">25-30 min</text:span></text:p>
          </table:table-cell>
          <table:table-cell table:style-name="Tableau3.B7" office:value-type="string">
            <text:p text:style-name="P11">En groupe/par îlots</text:p>
            <text:p text:style-name="P14">Les élèves réalisent l’activité proposée.</text:p>
          </table:table-cell>
          <table:table-cell table:style-name="Tableau3.C7" office:value-type="string">
            <text:p text:style-name="P15">Pour tous : essayer de comprendre la stratégie gagnante</text:p>
            <text:p text:style-name="P15">Deux types d’îlots en alternance:</text:p>
            <text:p text:style-name="P15">- sans IA : (élèves par petit groupe, jouent au jeu de Nim entre eux) se familiariser avec les règles, commencer à réfléchir sur la stratégie gagnante.</text:p>
            <text:p text:style-name="P15">-avec IA : (un groupe joue à une table avec l’IA) comprendre les règles pour l’IA <text:s/>et essayer de comprendre pourquoi l’IA apprend.</text:p>
            <text:p text:style-name="P15"/>
          </table:table-cell>
          <table:table-cell table:style-name="Tableau3.D7" office:value-type="string">
            <text:p text:style-name="P23">idem</text:p>
          </table:table-cell>
          <table:table-cell table:style-name="Tableau3.E7" office:value-type="string">
            <text:p text:style-name="P23">Important qu’ils comprennent l’existence d’une stratégie gagnante. Dans un premier temps ce n’est pas grave si ils ne comprennent pas comment l’IA apprend tant qu’ils comprennent les règles.</text:p>
          </table:table-cell>
        </table:table-row>
        <table:table-row>
          <table:table-cell table:style-name="Tableau3.A7" office:value-type="string">
            <text:p text:style-name="P21"><text:span text:style-name="T1">Temps </text:span>: </text:p>
            <text:p text:style-name="P28">10 min</text:p>
          </table:table-cell>
          <table:table-cell table:style-name="Tableau3.B7" office:value-type="string">
            <text:p text:style-name="P10">Mise en commun</text:p>
            <text:p text:style-name="P12">Bilan de ce qui a été expérimenté. <text:span text:style-name="T10">Si besoin, relance d’une phase de recherche en modifiant une variable ou en prolongeant l’activité.</text:span></text:p>
          </table:table-cell>
          <table:table-cell table:style-name="Tableau3.C7" office:value-type="string">
            <text:p text:style-name="P16">- <text:span text:style-name="T12">Discussion stratégie gagnante.</text:span></text:p>
            <text:p text:style-name="P17">- <text:span text:style-name="T12">Une partie contre l’IA devant tous les élèves.</text:span></text:p>
            <text:p text:style-name="P18">- Discussion sur comment l’IA apprend.</text:p>
          </table:table-cell>
          <table:table-cell table:style-name="Tableau3.D7" office:value-type="string">
            <text:p text:style-name="P19">idem</text:p>
          </table:table-cell>
          <table:table-cell table:style-name="Tableau3.E7" office:value-type="string">
            <text:p text:style-name="P24">Enlever les autres jeux de Nim pour que les enfants se concentrent sur la table avec l’IA</text:p>
          </table:table-cell>
        </table:table-row>
        <table:table-row>
          <table:table-cell table:style-name="Tableau3.A8" office:value-type="string">
            <text:p text:style-name="P21"><text:span text:style-name="T1">Temps </text:span>: </text:p>
            <text:p text:style-name="P28">10 - 5 min</text:p>
          </table:table-cell>
          <table:table-cell table:style-name="Tableau3.B8" office:value-type="string">
            <text:p text:style-name="P9">Clôture </text:p>
            <text:p text:style-name="P13">Moment de synthèse où l’on fait le bilan de ce qui a été fait et où l’on montre le lien entre l’activité et la notion informatique approchée.</text:p>
            <text:p text:style-name="P13">Une trace écrite à trous permet aux élèves de réfléchir à ce qu’ils ont appris/vécu.</text:p>
          </table:table-cell>
          <table:table-cell table:style-name="Tableau3.C8" office:value-type="string">
            <text:p text:style-name="P18">Écouter et comprendre l’explication de stratégie gagnante et apprentissage par renforcement.</text:p>
          </table:table-cell>
          <table:table-cell table:style-name="Tableau3.D8" office:value-type="string">
            <text:p text:style-name="P24">idem</text:p>
          </table:table-cell>
          <table:table-cell table:style-name="Tableau3.E8" office:value-type="string">
            <text:p text:style-name="P22"/>
          </table:table-cell>
        </table:table-row>
      </table:table>
      <text:p text:style-name="P1"/>
      <text:p text:style-name="P3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">Compétences travaillées <text:span text:style-name="T9">en mathématiques</text:span></text:p>
          </table:table-cell>
          <table:covered-table-cell/>
        </table:table-row>
        <table:table-row>
          <table:table-cell table:style-name="Tableau1.A2" office:value-type="string">
            <text:p text:style-name="P3">Chercher</text:p>
            <text:p text:style-name="P4">• prélever et organiser les informations nécessaires à la résolution de problèmes à partir de supports variés : textes, tableaux, diagrammes, graphiques, dessins, schémas, etc ;</text:p>
            <text:p text:style-name="P4">• s’engager dans une démarche, observer, questionner, manipuler, expérimenter, émettre des hypothèses, en mobilisant des outils ou des procédures mathématiques déjà rencontrées, en élaborant un raisonnement adapté à une situation nouvelle ;</text:p>
            <text:p text:style-name="P4">• tester, essayer plusieurs pistes de résolution.</text:p>
          </table:table-cell>
          <table:table-cell table:style-name="Tableau1.B2" office:value-type="string">
            <text:p text:style-name="P3">Raisonner</text:p>
            <text:p text:style-name="P4">• résoudre des problèmes nécessitant l’organisation de données multiples ou la <text:span text:style-name="T10">c</text:span>onstruction d’une démarche qui combine des étapes de raisonnement ;</text:p>
            <text:p text:style-name="P4">• en géométrie, passer progressivement de la perception au contrôle par les</text:p>
            <text:p text:style-name="P4">instruments pour amorcer des raisonnements s’appuyant uniquement sur des</text:p>
            <text:p text:style-name="P4">propriétés des figures et sur des relations entre objets ;</text:p>
            <text:p text:style-name="P4">• progresser collectivement dans une investigation en sachant prendre en compte le point de vue d’autrui ;</text:p>
            <text:p text:style-name="P4">• justifier ses affirmations et rechercher la validité des informations dont on</text:p>
            <text:p text:style-name="P4">dispose.</text:p>
          </table:table-cell>
        </table:table-row>
        <table:table-row>
          <table:table-cell table:style-name="Tableau1.A2" office:value-type="string">
            <text:p text:style-name="P3">Modéliser</text:p>
            <text:p text:style-name="P4">• utiliser les mathématiques pour résoudre quelques problèmes issus de situations de la vie quotidienne ;</text:p>
            <text:p text:style-name="P4">• reconnaître et distinguer des problèmes relevant de situations additives,</text:p>
            <text:p text:style-name="P4">multiplicatives, de proportionnalité ;</text:p>
            <text:p text:style-name="P4">• reconnaître des situations réelles pouvant être modélisées par des relations</text:p>
            <text:p text:style-name="P4">géométriques (alignement, parallélisme, perpendicularité, symétrie) ;</text:p>
            <text:p text:style-name="P4">• utiliser des propriétés géométriques pour reconnaître des objets.</text:p>
          </table:table-cell>
          <table:table-cell table:style-name="Tableau1.B2" office:value-type="string">
            <text:p text:style-name="P3">Calculer</text:p>
            <text:p text:style-name="P4">• calculer avec des nombres décimaux et des fractions simples de manière exacte ou approchée, en utilisant des stratégies ou des techniques appropriées</text:p>
            <text:p text:style-name="P4">(mentalement, en ligne, ou en posant les opérations) ;</text:p>
            <text:p text:style-name="P4">• contrôler la vraisemblance de ses résultats ;</text:p>
            <text:p text:style-name="P4">• utiliser une calculatrice pour trouver ou vérifier un résultat.</text:p>
          </table:table-cell>
        </table:table-row>
        <table:table-row>
          <table:table-cell table:style-name="Tableau1.A2" office:value-type="string">
            <text:p text:style-name="P3">Représenter</text:p>
            <text:p text:style-name="P4">• utiliser des outils pour représenter un problème : dessins, schémas, diagrammes, graphiques, écritures avec parenthésages, etc. ;</text:p>
            <text:p text:style-name="P4">• produire et utiliser diverses représentations des fractions simples et des nombres décimaux ;</text:p>
            <text:p text:style-name="P4">• analyser une figure plane sous différents aspects (surface, contour de celle-ci, lignes et points) ;</text:p>
            <text:p text:style-name="P4">• reconnaître et utiliser des premiers éléments de codages d’une figure plane ou d’un solide ;</text:p>
            <text:p text:style-name="P4">• utiliser et produire des représentations de solides et de situations spatiales.</text:p>
          </table:table-cell>
          <table:table-cell table:style-name="Tableau1.B2" office:value-type="string">
            <text:p text:style-name="P3">Communiquer</text:p>
            <text:p text:style-name="P4">• utiliser progressivement un vocabulaire adéquat et/ou des notations adaptées pour décrire une situation, exposer une argumentation ;</text:p>
            <text:p text:style-name="P4">• expliquer sa démarche ou son raisonnement, comprendre les explications d’un autre et argumenter dans l’échange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elle Quinson</meta:initial-creator>
    <meta:creation-date>2018-11-03T09:42:10.486037752</meta:creation-date>
    <dc:date>2019-02-14T09:48:02.234879629</dc:date>
    <meta:editing-duration>PT2H48S</meta:editing-duration>
    <meta:editing-cycles>17</meta:editing-cycles>
    <meta:generator>LibreOffice/6.0.6.2$Linux_X86_64 LibreOffice_project/00m0$Build-2</meta:generator>
    <meta:document-statistic meta:table-count="2" meta:image-count="0" meta:object-count="0" meta:page-count="2" meta:paragraph-count="80" meta:word-count="730" meta:character-count="4797" meta:non-whitespace-character-count="4140"/>
  </office:meta>
</office:document-meta>
</file>